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1ebe0d" officeooo:paragraph-rsid="001ebe0d" style:font-size-asian="13pt" style:font-size-complex="13pt"/>
    </style:style>
    <style:style style:name="P2" style:family="paragraph" style:parent-style-name="Standard">
      <style:paragraph-properties fo:text-align="justify" style:justify-single-word="false"/>
      <style:text-properties fo:font-size="13pt" officeooo:rsid="001ebe0d" officeooo:paragraph-rsid="00286147" style:font-size-asian="13pt" style:font-size-complex="13pt"/>
    </style:style>
    <style:style style:name="P3" style:family="paragraph" style:parent-style-name="Standard">
      <style:paragraph-properties fo:text-align="justify" style:justify-single-word="false"/>
      <style:text-properties fo:font-size="13pt" officeooo:rsid="001ebe0d" officeooo:paragraph-rsid="002c94a2" style:font-size-asian="13pt" style:font-size-complex="13pt"/>
    </style:style>
    <style:style style:name="P4" style:family="paragraph" style:parent-style-name="Standard">
      <style:paragraph-properties fo:text-align="justify" style:justify-single-word="false"/>
      <style:text-properties fo:font-size="13pt" officeooo:rsid="001ebe0d" officeooo:paragraph-rsid="001ff4dc" style:font-size-asian="13pt" style:font-size-complex="13pt"/>
    </style:style>
    <style:style style:name="P5" style:family="paragraph" style:parent-style-name="Standard">
      <style:paragraph-properties fo:text-align="justify" style:justify-single-word="false"/>
      <style:text-properties fo:font-size="13pt" officeooo:rsid="001ff4dc" officeooo:paragraph-rsid="001ff4dc" style:font-size-asian="13pt" style:font-size-complex="13pt"/>
    </style:style>
    <style:style style:name="P6" style:family="paragraph" style:parent-style-name="Standard">
      <style:paragraph-properties fo:text-align="justify" style:justify-single-word="false"/>
      <style:text-properties fo:font-size="13pt" fo:font-weight="normal" officeooo:rsid="00286147" officeooo:paragraph-rsid="00286147"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1ebe0d" officeooo:paragraph-rsid="001ebe0d" style:font-size-asian="13pt" style:font-weight-asian="normal" style:font-size-complex="13pt" style:font-weight-complex="normal"/>
    </style:style>
    <style:style style:name="P8" style:family="paragraph" style:parent-style-name="Text_20_body">
      <style:paragraph-properties fo:text-align="justify" style:justify-single-word="false"/>
      <style:text-properties fo:font-size="13pt" officeooo:paragraph-rsid="00286147" style:font-size-asian="13pt" style:font-size-complex="13pt"/>
    </style:style>
    <style:style style:name="P9" style:family="paragraph" style:parent-style-name="Text_20_body" style:list-style-name="L1">
      <style:paragraph-properties fo:text-align="justify" style:justify-single-word="false"/>
      <style:text-properties fo:font-size="13pt" officeooo:rsid="003d6ffc" officeooo:paragraph-rsid="003d6ffc" style:font-size-asian="13pt" style:font-size-complex="13pt"/>
    </style:style>
    <style:style style:name="P10"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Liberation Serif1" fo:font-size="13pt" fo:font-style="normal" style:text-underline-style="none" fo:font-weight="normal" style:text-blinking="false" fo:background-color="transparent" style:font-size-asian="13pt" style:font-size-complex="13pt"/>
    </style:style>
    <style:style style:name="T1" style:family="text">
      <style:text-properties fo:font-weight="bold" style:font-weight-asian="bold" style:font-weight-complex="bold"/>
    </style:style>
    <style:style style:name="T2" style:family="text">
      <style:text-properties fo:font-weight="bold" officeooo:rsid="001ff4dc"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ff4dc" style:font-weight-asian="normal" style:font-weight-complex="normal"/>
    </style:style>
    <style:style style:name="T5" style:family="text">
      <style:text-properties fo:font-weight="normal" officeooo:rsid="00286147" style:font-weight-asian="normal" style:font-weight-complex="normal"/>
    </style:style>
    <style:style style:name="T6" style:family="text">
      <style:text-properties fo:font-weight="normal" officeooo:rsid="002a00aa" style:font-weight-asian="normal" style:font-weight-complex="normal"/>
    </style:style>
    <style:style style:name="T7" style:family="text">
      <style:text-properties fo:font-weight="normal" officeooo:rsid="00304877" style:font-weight-asian="normal" style:font-weight-complex="normal"/>
    </style:style>
    <style:style style:name="T8" style:family="text">
      <style:text-properties fo:font-weight="normal" officeooo:rsid="003d6ffc" style:font-weight-asian="normal" style:font-weight-complex="normal"/>
    </style:style>
    <style:style style:name="T9" style:family="text">
      <style:text-properties fo:font-weight="normal" officeooo:rsid="0044c227" style:font-weight-asian="normal" style:font-weight-complex="normal"/>
    </style:style>
    <style:style style:name="T10" style:family="text">
      <style:text-properties fo:font-weight="normal" officeooo:rsid="00454b2b" style:font-weight-asian="normal" style:font-weight-complex="normal"/>
    </style:style>
    <style:style style:name="T11" style:family="text">
      <style:text-properties style:text-position="super 58%" fo:font-weight="normal" style:font-weight-asian="normal" style:font-weight-complex="normal"/>
    </style:style>
    <style:style style:name="T12" style:family="text">
      <style:text-properties style:text-position="super 58%" fo:font-weight="normal" officeooo:rsid="001ff4dc" style:font-weight-asian="normal" style:font-weight-complex="normal"/>
    </style:style>
    <style:style style:name="T13" style:family="text">
      <style:text-properties style:text-position="super 58%" fo:font-size="14pt" fo:font-weight="normal" officeooo:rsid="001ff4dc" style:font-size-asian="14pt" style:font-weight-asian="normal" style:font-size-complex="14pt" style:font-weight-complex="normal"/>
    </style:style>
    <style:style style:name="T14" style:family="text">
      <style:text-properties officeooo:rsid="002c94a2"/>
    </style:style>
    <style:style style:name="T15" style:family="text">
      <style:text-properties fo:font-variant="normal" fo:text-transform="none" fo:color="#000000" style:text-line-through-style="none" style:text-line-through-type="none" style:font-name="Liberation Serif1" fo:font-size="14pt" fo:font-style="normal"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font-name="Liberation Serif1" fo:font-size="14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style:font-name="Liberation Serif1" fo:font-size="14pt" fo:font-style="normal" style:text-underline-style="none" fo:font-weight="bold" officeooo:rsid="001ff4dc" style:text-blinking="false" fo:background-color="transparent" loext:char-shading-value="0" style:font-size-asian="14pt" style:font-weight-asian="bold" style:font-size-complex="14pt" style:font-weight-complex="bold"/>
    </style:style>
    <style:style style:name="T18" style:family="text">
      <style:text-properties fo:font-variant="normal" fo:text-transform="none" fo:color="#000000" style:text-line-through-style="none" style:text-line-through-type="none" style:font-name="Liberation Serif1" fo:font-size="14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1" fo:font-size="8.39999961853027pt" fo:font-style="normal"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Liberation Serif1" fo:font-size="8.39999961853027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Liberation Serif1"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font-name="Liberation Serif1" fo:font-style="normal" style:text-underline-style="none" fo:font-weight="bold" officeooo:rsid="001ff4dc" style:text-blinking="false" fo:background-color="transparent" loext:char-shading-value="0" style:font-weight-asian="bold" style:font-weight-complex="bold"/>
    </style:style>
    <style:style style:name="T23" style:family="text">
      <style:text-properties fo:font-variant="normal" fo:text-transform="none" fo:color="#000000" style:text-line-through-style="none" style:text-line-through-type="none" style:font-name="Liberation Serif1"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6" style:family="text">
      <style:text-properties fo:font-size="14pt" fo:font-weight="bold" officeooo:rsid="001ebe0d" style:font-size-asian="14pt" style:font-weight-asian="bold" style:font-size-complex="14pt" style:font-weight-complex="bold"/>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font-weight="normal" officeooo:rsid="001ff4dc" style:font-size-asian="14pt" style:font-weight-asian="normal" style:font-size-complex="14pt" style:font-weight-complex="normal"/>
    </style:style>
    <style:style style:name="T29" style:family="text">
      <style:text-properties fo:font-size="14pt" fo:font-weight="normal" officeooo:rsid="00286147" style:font-size-asian="14pt" style:font-weight-asian="normal" style:font-size-complex="14pt" style:font-weight-complex="normal"/>
    </style:style>
    <style:style style:name="T30" style:family="text">
      <style:text-properties officeooo:rsid="003d6f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text:p>
      <text:p text:style-name="P1"><text:tab/>The Senior Faculty</text:p>
      <text:p text:style-name="P1"><text:tab/>CIR</text:p>
      <text:p text:style-name="P1"><text:tab/>Amrita University</text:p>
      <text:p text:style-name="P1"><text:tab/>Ettimdai</text:p>
      <text:p text:style-name="P1"/>
      <text:p text:style-name="P1">From</text:p>
      <text:p text:style-name="P1"><text:tab/>Sreeram Ganesan<text:span text:style-name="T30">(CB.EN.U4CSE14449)</text:span></text:p>
      <text:p text:style-name="P1"><text:tab/>Team Geek Squad</text:p>
      <text:p text:style-name="P1"><text:tab/>Computer Science Dept.</text:p>
      <text:p text:style-name="P1"><text:tab/>Amrita School of Engg.</text:p>
      <text:p text:style-name="P1"><text:tab/>Ettimdai</text:p>
      <text:p text:style-name="P1"/>
      <text:p text:style-name="P1">Respected Sir,</text:p>
      <text:p text:style-name="P1"><text:tab/></text:p>
      <text:p text:style-name="P1"><text:tab/>Subj.: Requesting Leave on regard of felicitation</text:p>
      <text:p text:style-name="P1"/>
      <text:p text:style-name="P8"><text:bookmark text:name="docs-internal-guid-edced337-af82-86bb-fa53-e998cf0a7c86"/><text:span text:style-name="T22">Our team “Geek Squad” bagged the “Deolite Innovation award” at </text:span><text:span text:style-name="T23">the “</text:span><text:span text:style-name="T21">SMART INDIA HACKATHON 2017</text:span><text:span text:style-name="T25">” </text:span><text:span text:style-name="T23">which was organized by </text:span><text:span text:style-name="T21">THE GOVERNMENT OF INDIA. </text:span><text:span text:style-name="T23">We gave a solution to one of the problem statements of The Ministry of Rural Development. We made an Android app for the DDU-GKY Beneficiaries. We have been invited by the Ministry for the </text:span><text:span text:style-name="T21">FELICITATION / AWARD CEREMONY </text:span><text:span text:style-name="T23">on 19th</text:span><text:span text:style-name="T25"> </text:span><text:span text:style-name="T23">of June, 2017. On 20th of June, we have plans to meet few officers of the Ministry to understand the problems in the real time implementation of this app. So kindly grant us leave from 17th</text:span><text:span text:style-name="T25"> </text:span><text:span text:style-name="T23">June , 2017 to 22rd</text:span><text:span text:style-name="T25"> </text:span><text:span text:style-name="T23">June , 2017.</text:span></text:p>
      <text:p text:style-name="P10">The following students are attending the ceremony</text:p>
      <text:list xml:id="list8277050930649314284" text:style-name="L1">
        <text:list-item>
          <text:p text:style-name="P9"><text:span text:style-name="T5">S</text:span><text:span text:style-name="T3">reeram Ganesan</text:span><text:span text:style-name="T9">(CSE14449)</text:span></text:p>
        </text:list-item>
        <text:list-item>
          <text:p text:style-name="P9"><text:span text:style-name="T3">Rama Ganapathy</text:span><text:span text:style-name="T9">(CSE14438)</text:span></text:p>
        </text:list-item>
        <text:list-item>
          <text:p text:style-name="P9"><text:span text:style-name="T3">Prashanth S</text:span><text:span text:style-name="T9">(CSE14434)</text:span></text:p>
        </text:list-item>
        <text:list-item>
          <text:p text:style-name="P9"><text:span text:style-name="T3">Shubham Maheashwari</text:span><text:span text:style-name="T10">(CSE14446)</text:span></text:p>
        </text:list-item>
        <text:list-item>
          <text:p text:style-name="P9"><text:span text:style-name="T3">Vyas Giridharan</text:span><text:span text:style-name="T10">(CSE14060)</text:span></text:p>
        </text:list-item>
      </text:list>
      <text:p text:style-name="P2"><text:span text:style-name="T5"><text:tab/><text:tab/><text:tab/><text:tab/><text:tab/></text:span></text:p>
      <text:p text:style-name="P2"><text:span text:style-name="T5"><text:tab/><text:tab/><text:tab/><text:tab/><text:tab/>th</text:span><text:span text:style-name="T8">a</text:span><text:span text:style-name="T5">nking you,</text:span></text:p>
      <text:p text:style-name="P2"><text:span text:style-name="T5"/></text:p>
      <text:p text:style-name="P2"><text:span text:style-name="T5"/></text:p>
      <text:p text:style-name="P3"><text:span text:style-name="T5">Place : Ettimdai<text:tab/><text:tab/><text:tab/><text:tab/><text:tab/><text:tab/><text:tab/><text:tab/><text:tab/> <text:s text:c="5"/></text:span><text:span text:style-name="T6">yours truly,</text:span></text:p>
      <text:p text:style-name="P3"><text:span text:style-name="T1"><text:s/></text:span></text:p>
      <text:p text:style-name="P6">Date <text:s/>: 16 June ,2017</text:p>
      <text:p text:style-name="P6"><text:tab/><text:tab/><text:tab/><text:tab/><text:tab/><text:tab/><text:tab/><text:tab/><text:tab/><text:tab/> <text:s text:c="4"/><text:span text:style-name="T14">(Sreeram Ganesan)</text:span></text:p>
      <text:p text:style-name="P4"><text:span text:style-name="T1"/></text:p>
      <text:p text:style-name="P5"><text:span text:style-name="T1"/></text:p>
      <text:p text:style-name="P5"><text:span text:style-name="T1"/></text:p>
      <text:p text:style-name="P5"><text:soft-page-break/><text:span text:style-name="T1"/></text:p>
      <text:p text:style-name="P5"><text:span text:style-name="T1">Timeline :</text:span></text:p>
      <text:p text:style-name="P5"><text:span text:style-name="T1"><text:tab/></text:span><text:span text:style-name="T3">17</text:span><text:span text:style-name="T11">th</text:span><text:span text:style-name="T3"> June : Coimbatore to Chennai</text:span></text:p>
      <text:p text:style-name="P5"><text:span text:style-name="T3"><text:tab/>18</text:span><text:span text:style-name="T11">th</text:span><text:span text:style-name="T3"> June : Flight to Delhi from Chennai</text:span></text:p>
      <text:p text:style-name="P5"><text:span text:style-name="T3"><text:tab/>19</text:span><text:span text:style-name="T11">th</text:span><text:span text:style-name="T3"> June : Felicitation Ceremony at Vigyan Bhavanam</text:span></text:p>
      <text:p text:style-name="P5"><text:span text:style-name="T3"><text:tab/>20</text:span><text:span text:style-name="T11">th</text:span><text:span text:style-name="T3"> June : Meeting with Minitry Officials </text:span></text:p>
      <text:p text:style-name="P5"><text:span text:style-name="T3"><text:tab/>21</text:span><text:span text:style-name="T11">st</text:span><text:span text:style-name="T3"> June : Flight from Delhi to Chennai</text:span></text:p>
      <text:p text:style-name="P5"><text:span text:style-name="T3"><text:tab/>22</text:span><text:span text:style-name="T11">nd</text:span><text:span text:style-name="T3"> June :Train from Chennai to Coimbatore</text:span></text:p>
      <text:p text:style-name="P1"><text:span text:style-name="T1"/></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6T10:11:19.391896407</meta:creation-date>
    <dc:date>2017-06-16T11:44:31.637459681</dc:date>
    <meta:editing-duration>PT1H33M5S</meta:editing-duration>
    <meta:editing-cycles>14</meta:editing-cycles>
    <meta:generator>LibreOffice/5.1.6.2$Linux_X86_64 LibreOffice_project/10m0$Build-2</meta:generator>
    <meta:document-statistic meta:table-count="0" meta:image-count="0" meta:object-count="0" meta:page-count="2" meta:paragraph-count="34" meta:word-count="220" meta:character-count="1385" meta:non-whitespace-character-count="1141"/>
  </office:meta>
</office:document-meta>
</file>